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  <style:font-face style:name="inherit" svg:font-family="inherit"/>
  </office:font-face-decls>
  <office:automatic-styles>
    <style:style style:name="P1" style:family="paragraph" style:parent-style-name="Preformatted_20_Text">
      <loext:graphic-properties draw:fill="solid" draw:fill-color="#f1f3f4" draw:opacity="100%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#f1f3f4" fo:padding="0cm" fo:border="none"/>
      <style:text-properties fo:font-variant="normal" fo:text-transform="none" fo:color="#bb2323" loext:opacity="100%" fo:letter-spacing="normal" loext:padding="0cm" loext:border="none"/>
    </style:style>
    <style:style style:name="P2" style:family="paragraph" style:parent-style-name="Preformatted_20_Text">
      <style:text-properties fo:font-variant="normal" fo:text-transform="none" fo:color="#bb2323" loext:opacity="100%" fo:letter-spacing="normal" officeooo:rsid="000b0f8b" officeooo:paragraph-rsid="000b0f8b" loext:padding="0cm" loext:border="none"/>
    </style:style>
    <style:style style:name="P3" style:family="paragraph" style:parent-style-name="Preformatted_20_Text">
      <style:text-properties fo:font-variant="normal" fo:text-transform="none" fo:color="#bb2323" loext:opacity="100%" style:font-name="inherit" fo:font-size="10.5pt" fo:letter-spacing="normal" fo:font-style="normal" fo:font-weight="normal" officeooo:rsid="000b0f8b" officeooo:paragraph-rsid="000b0f8b" loext:padding="0cm" loext:border="none"/>
    </style:style>
    <style:style style:name="P4" style:family="paragraph" style:parent-style-name="Preformatted_20_Text">
      <loext:graphic-properties draw:fill="solid" draw:fill-color="#f1f3f4" draw:opacity="100%"/>
      <style:paragraph-properties fo:margin-left="0cm" fo:margin-right="0cm" fo:margin-top="0cm" fo:margin-bottom="0cm" style:contextual-spacing="false" fo:line-height="170%" fo:orphans="2" fo:widows="2" fo:text-indent="0cm" style:auto-text-indent="false" fo:background-color="#f1f3f4" fo:padding="0cm" fo:border="none"/>
      <style:text-properties fo:font-variant="normal" fo:text-transform="none" fo:color="#3c4043" loext:opacity="100%" fo:letter-spacing="normal"/>
    </style:style>
    <style:style style:name="P5" style:family="paragraph" style:parent-style-name="Preformatted_20_Text">
      <loext:graphic-properties draw:fill="solid" draw:fill-color="#f1f3f4" draw:opacity="100%"/>
      <style:paragraph-properties fo:margin-top="0cm" fo:margin-bottom="0cm" style:contextual-spacing="false" fo:line-height="170%" fo:orphans="2" fo:widows="2" fo:background-color="#f1f3f4" fo:padding="0cm" fo:border="none"/>
    </style:style>
    <style:style style:name="P6" style:family="paragraph" style:parent-style-name="Standard">
      <style:text-properties officeooo:rsid="000b0f8b" officeooo:paragraph-rsid="000b0f8b"/>
    </style:style>
    <style:style style:name="P7" style:family="paragraph" style:parent-style-name="Standard">
      <style:text-properties officeooo:rsid="000d0922" officeooo:paragraph-rsid="000d0922"/>
    </style:style>
    <style:style style:name="P8" style:family="paragraph" style:parent-style-name="Standard">
      <style:text-properties fo:font-variant="normal" fo:text-transform="none" fo:color="#bb2323" loext:opacity="100%" style:font-name="inherit" fo:font-size="10.5pt" fo:letter-spacing="normal" fo:font-style="normal" fo:font-weight="normal" officeooo:rsid="000b0f8b" officeooo:paragraph-rsid="000b0f8b" style:font-name-asian="Noto Sans Mono CJK SC" style:font-size-asian="10pt" style:font-name-complex="Liberation Mono" style:font-size-complex="10pt" loext:padding="0cm" loext:border="none"/>
    </style:style>
    <style:style style:name="P9" style:family="paragraph" style:parent-style-name="Standard">
      <style:text-properties fo:font-variant="normal" fo:text-transform="none" fo:color="#bb2323" loext:opacity="100%" style:font-name="inherit" fo:font-size="10.5pt" fo:letter-spacing="normal" fo:font-style="normal" fo:font-weight="normal" officeooo:rsid="000d0922" officeooo:paragraph-rsid="000d0922" style:font-name-asian="Noto Sans Mono CJK SC" style:font-size-asian="10pt" style:font-name-complex="Liberation Mono" style:font-size-complex="10pt" loext:padding="0cm" loext:border="none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11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2" style:family="paragraph" style:parent-style-name="Standard">
      <style:paragraph-properties style:line-height-at-least="0.503cm"/>
      <style:text-properties fo:color="#800000" loext:opacity="100%" style:font-name="Droid Sans Mono" fo:font-size="10.5pt" fo:font-weight="bold" fo:background-color="#ffffff"/>
    </style:style>
    <style:style style:name="P13" style:family="paragraph" style:parent-style-name="Standard">
      <style:text-properties fo:color="#800000" loext:opacity="100%" style:font-name="Droid Sans Mono" fo:font-size="10.5pt" fo:font-weight="bold" officeooo:rsid="000d0922" officeooo:paragraph-rsid="000d0922" fo:background-color="#ffffff"/>
    </style:style>
    <style:style style:name="P14" style:family="paragraph" style:parent-style-name="Standard">
      <style:paragraph-properties style:line-height-at-least="0.503cm"/>
      <style:text-properties fo:color="#a31515" loext:opacity="100%" style:font-name="Droid Sans Mono" fo:font-size="10.5pt" fo:font-weight="normal" fo:background-color="#ffffff"/>
    </style:style>
    <style:style style:name="P15" style:family="paragraph" style:parent-style-name="Standard">
      <style:paragraph-properties style:line-height-at-least="0.503cm"/>
    </style:style>
    <style:style style:name="T1" style:family="text">
      <style:text-properties style:font-name="inherit" fo:font-size="10.5pt" fo:font-style="normal" fo:font-weight="normal"/>
    </style:style>
    <style:style style:name="T2" style:family="text">
      <style:text-properties style:font-name="inherit" fo:font-size="10.5pt" fo:font-style="normal" fo:font-weight="normal" loext:padding="0cm" loext:border="none"/>
    </style:style>
    <style:style style:name="T3" style:family="text">
      <style:text-properties fo:color="#bb2323" loext:opacity="100%" loext:padding="0cm" loext:border="none"/>
    </style:style>
    <style:style style:name="T4" style:family="text">
      <style:text-properties fo:color="#bb2323" loext:opacity="100%" style:font-name="inherit" fo:font-size="10.5pt" fo:font-style="normal" fo:font-weight="normal" loext:padding="0cm" loext:border="none"/>
    </style:style>
    <style:style style:name="T5" style:family="text">
      <style:text-properties fo:color="#000080" loext:opacity="100%" fo:font-weight="bold"/>
    </style:style>
    <style:style style:name="T6" style:family="text">
      <style:text-properties fo:color="#0451a5" loext:opacity="100%"/>
    </style:style>
    <style:style style:name="T7" style:family="text">
      <style:text-properties fo:color="#800000" loext:opacity="100%"/>
    </style:style>
    <style:style style:name="T8" style:family="text">
      <style:text-properties fo:color="#800000" loext:opacity="100%" fo:font-weight="bold"/>
    </style:style>
    <style:style style:name="T9" style:family="text">
      <style:text-properties style:font-name="Droid Sans Mono" fo:font-size="10.5pt" fo:font-weight="normal"/>
    </style:style>
    <style:style style:name="T10" style:family="text">
      <style:text-properties fo:color="#a31515" loext:opacity="100%"/>
    </style:style>
    <style:style style:name="T11" style:family="text">
      <style:text-properties fo:color="#a31515" loext:opacity="100%" style:font-name="Droid Sans Mono" fo:font-size="10.5pt" fo:font-weight="normal"/>
    </style:style>
    <style:style style:name="T12" style:family="text">
      <style:text-properties fo:color="#0000ff" loext:opacity="100%"/>
    </style:style>
    <style:style style:name="T13" style:family="text">
      <style:text-properties fo:color="#09865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"/><text:span text:style-name="T1">For currency conversion requests:</text:span></text:p>
      <text:p text:style-name="P1"><text:s text:c="4"/><text:span text:style-name="T1">1. Use `get_fee_for_payment_method()` to find transaction fees</text:span></text:p>
      <text:p text:style-name="P1"><text:s text:c="4"/><text:span text:style-name="T1">2. Use `get_exchange_rate()` to get currency conversion rates</text:span></text:p>
      <text:p text:style-name="P1"><text:s text:c="4"/><text:span text:style-name="T1">3. Check the "status" field in each tool's response for errors</text:span></text:p>
      <text:p text:style-name="P1"><text:s text:c="4"/><text:span text:style-name="T1">4. Calculate the final amount after fees based on the output from `get_fee_for_payment_method` and `get_exchange_rate` methods and provide a clear breakdown.</text:span></text:p>
      <text:p text:style-name="P1"><text:s text:c="4"/><text:span text:style-name="T1">5. First, state the final converted amount.</text:span></text:p>
      <text:p text:style-name="P1"><text:s text:c="8"/><text:span text:style-name="T1">Then, explain how you got that result by showing the intermediate amounts. Your explanation must include: the fee percentage and its</text:span></text:p>
      <text:p text:style-name="P1"><text:s text:c="8"/><text:span text:style-name="T1">value in the original currency, the amount remaining after the fee, and the exchange rate used for the final conversion.</text:span></text:p>
      <text:p text:style-name="P5"/>
      <text:p text:style-name="P1"><text:s text:c="4"/><text:span text:style-name="T1">If any tool returns status "error", explain the issue to the user clearly.</text:span></text:p>
      <text:p text:style-name="P6"/>
      <text:p text:style-name="P6"/>
      <text:p text:style-name="P6"/>
      <text:p text:style-name="P3">"""You are a smart currency conversion assistant. You must strictly follow these steps and use the available tools.</text:p>
      <text:p text:style-name="P5"/>
      <text:p text:style-name="P1"><text:s text:c="2"/><text:span text:style-name="T1">For any currency conversion request:</text:span></text:p>
      <text:p text:style-name="P5"/>
      <text:p text:style-name="P1"><text:s text:c="3"/><text:span text:style-name="T1">1. Get Transaction Fee: Use the get_fee_for_payment_method() tool to determine the transaction fee.</text:span></text:p>
      <text:p text:style-name="P1"><text:s text:c="3"/><text:span text:style-name="T1">2. Get Exchange Rate: Use the get_exchange_rate() tool to get the currency conversion rate.</text:span></text:p>
      <text:p text:style-name="P1"><text:s text:c="3"/><text:span text:style-name="T1">3. Error Check: After each tool call, you must check the "status" field in the response. If the status is "error", you must stop and clearly explain the issue to the user.</text:span></text:p>
      <text:p text:style-name="P1"><text:s text:c="3"/><text:span text:style-name="T1">4. Calculate Final Amount (CRITICAL): You are strictly prohibited from performing any arithmetic calculations yourself. You must use the calculation_agent tool to generate Python code that calculates the final converted amount. This </text:span></text:p>
      <text:p text:style-name="P1"><text:s text:c="6"/><text:span text:style-name="T1">code will use the fee information from step 1 and the exchange rate from step 2.</text:span></text:p>
      <text:p text:style-name="P1"><text:s text:c="3"/><text:span text:style-name="T1">5. Provide Detailed Breakdown: In your summary, you must:</text:span></text:p>
      <text:p text:style-name="P1"><text:s text:c="7"/><text:span text:style-name="T1">* State the final converted amount.</text:span></text:p>
      <text:p text:style-name="P1"><text:soft-page-break/><text:s text:c="7"/><text:span text:style-name="T1">* Explain how the result was calculated, including:</text:span></text:p>
      <text:p text:style-name="P1"><text:s text:c="11"/><text:span text:style-name="T1">* The fee percentage and the fee amount in the original currency.</text:span></text:p>
      <text:p text:style-name="P1"><text:s text:c="11"/><text:span text:style-name="T1">* The amount remaining after deducting the fee.</text:span></text:p>
      <text:p text:style-name="P1"><text:s text:c="11"/><text:span text:style-name="T1">* The exchange rate applied.</text:span></text:p>
      <text:p text:style-name="P4"><text:span text:style-name="T3"><text:s text:c="4"/></text:span><text:span text:style-name="T4">"""</text:span><text:span text:style-name="T2">,</text:span></text:p>
      <text:p text:style-name="P9">when using tools=[</text:p>
      <text:p text:style-name="P9"><text:s text:c="8"/>preload_memory]</text:p>
      <text:p text:style-name="P8"/>
      <text:p text:style-name="P8">"Answer user questions in simple words. Use load_memory tool if you need to recall past conversations."</text:p>
      <text:p text:style-name="P6"/>
      <text:p text:style-name="P7"/>
      <text:p text:style-name="P7"/>
      <text:p text:style-name="P7"/>
      <text:p text:style-name="P13"># Music Assistant Agent - Project Presentation</text:p>
      <text:p text:style-name="P15"/>
      <text:p text:style-name="P12">## Problem Statement</text:p>
      <text:p text:style-name="P15"/>
      <text:p text:style-name="P10"><text:span text:style-name="T5">**The Problem:**</text:span> Musicians and music enthusiasts face significant friction when trying to find, access, and digitize sheet music:</text:p>
      <text:p text:style-name="P15"/>
      <text:p text:style-name="P10"><text:span text:style-name="T6">1.</text:span> <text:span text:style-name="T5">**Fragmented Discovery**</text:span> - Sheet music is scattered across multiple platforms (MuseScore, IMSLP, personal collections)</text:p>
      <text:p text:style-name="P10"><text:span text:style-name="T6">2.</text:span> <text:span text:style-name="T5">**Analog-to-Digital Gap**</text:span> - Physical sheet music or handwritten scores require manual transcription, which is time-consuming and error-prone</text:p>
      <text:p text:style-name="P10"><text:span text:style-name="T6">3.</text:span> <text:span text:style-name="T5">**No Intelligent Search**</text:span> - Existing tools lack semantic understanding (e.g., "find a sad piano piece in C minor")</text:p>
      <text:p text:style-name="P10"><text:span text:style-name="T6">4.</text:span> <text:span text:style-name="T5">**Lost Knowledge**</text:span> - Rare or personal compositions aren't digitized and remain inaccessible</text:p>
      <text:p text:style-name="P15"/>
      <text:p text:style-name="P10"><text:span text:style-name="T5">**Why It Matters:**</text:span> </text:p>
      <text:p text:style-name="P10"><text:span text:style-name="T6">-</text:span> <text:span text:style-name="T5">**Accessibility**</text:span> - Democratizes access to music education and performance</text:p>
      <text:p text:style-name="P10"><text:span text:style-name="T6">-</text:span> <text:span text:style-name="T5">**Preservation**</text:span> - Digitizes and preserves musical heritage</text:p>
      <text:p text:style-name="P10"><text:span text:style-name="T6">-</text:span> <text:span text:style-name="T5">**Efficiency**</text:span> - Saves musicians hours of manual transcription work</text:p>
      <text:p text:style-name="P10"><text:span text:style-name="T6">-</text:span> <text:span text:style-name="T5">**Discovery**</text:span> - Enables intelligent search across 250k+ public domain pieces</text:p>
      <text:p text:style-name="P15"/>
      <text:p text:style-name="P10">---</text:p>
      <text:p text:style-name="P15"/>
      <text:p text:style-name="P12">## Why Agents?</text:p>
      <text:p text:style-name="P15"/>
      <text:p text:style-name="P10">Agents are the <text:span text:style-name="T5">**perfect solution**</text:span> for this problem because:</text:p>
      <text:p text:style-name="P15"/>
      <text:p text:style-name="P10"><text:span text:style-name="T8">### 1. </text:span><text:span text:style-name="T5">**Multi-Step Reasoning Required**</text:span></text:p>
      <text:p text:style-name="P10">The workflow isn't a simple API call—it requires decision-making:</text:p>
      <text:p text:style-name="P10">```</text:p>
      <text:p text:style-name="P10"><text:soft-page-break/>User: "Find Moonlight Sonata"</text:p>
      <text:p text:style-name="P10">Agent: Search PDMX → Found? → Yes → Fetch metadata → Offer playback</text:p>
      <text:p text:style-name="P11">→ <text:span text:style-name="T9">No → Suggest upload → Convert with HOMR → Save to library</text:span></text:p>
      <text:p text:style-name="P10">```</text:p>
      <text:p text:style-name="P15"/>
      <text:p text:style-name="P10"><text:span text:style-name="T8">### 2. </text:span><text:span text:style-name="T5">**Tool Orchestration**</text:span></text:p>
      <text:p text:style-name="P10">The agent needs to coordinate multiple specialized tools:</text:p>
      <text:p text:style-name="P10"><text:span text:style-name="T6">-</text:span> <text:span text:style-name="T5">**Search tools**</text:span> (local CSV, Vertex AI Search)</text:p>
      <text:p text:style-name="P10"><text:span text:style-name="T6">-</text:span> <text:span text:style-name="T5">**Computer vision**</text:span> (HOMR for OCR)</text:p>
      <text:p text:style-name="P10"><text:span text:style-name="T6">-</text:span> <text:span text:style-name="T5">**File management**</text:span> (LibraryAgent for caching)</text:p>
      <text:p text:style-name="P10"><text:span text:style-name="T6">-</text:span> <text:span text:style-name="T5">**Multimodal input**</text:span> (text + images)</text:p>
      <text:p text:style-name="P15"/>
      <text:p text:style-name="P10"><text:span text:style-name="T8">### 3. </text:span><text:span text:style-name="T5">**Context Awareness**</text:span></text:p>
      <text:p text:style-name="P10">The agent maintains conversation state:</text:p>
      <text:p text:style-name="P10"><text:span text:style-name="T6">-</text:span> Remembers what the user searched for</text:p>
      <text:p text:style-name="P10"><text:span text:style-name="T6">-</text:span> Understands when to suggest alternatives</text:p>
      <text:p text:style-name="P10"><text:span text:style-name="T6">-</text:span> Learns from user corrections (future enhancement)</text:p>
      <text:p text:style-name="P15"/>
      <text:p text:style-name="P10"><text:span text:style-name="T8">### 4. </text:span><text:span text:style-name="T5">**Human-in-the-Loop**</text:span></text:p>
      <text:p text:style-name="P10">The agent can ask for confirmation before:</text:p>
      <text:p text:style-name="P10"><text:span text:style-name="T6">-</text:span> Adding new pieces to the library</text:p>
      <text:p text:style-name="P10"><text:span text:style-name="T6">-</text:span> Running expensive operations (HOMR conversion)</text:p>
      <text:p text:style-name="P10"><text:span text:style-name="T6">-</text:span> Making destructive changes</text:p>
      <text:p text:style-name="P15"/>
      <text:p text:style-name="P10"><text:span text:style-name="T5">**Without agents**</text:span>, you'd need a rigid state machine with hardcoded logic. <text:span text:style-name="T5">**With agents**</text:span>, the LLM handles the complexity naturally.</text:p>
      <text:p text:style-name="P15"/>
      <text:p text:style-name="P10">---</text:p>
      <text:p text:style-name="P15"/>
      <text:p text:style-name="P12">## What You Created</text:p>
      <text:p text:style-name="P15"/>
      <text:p text:style-name="P12">### Overall Architecture</text:p>
      <text:p text:style-name="P15"/>
      <text:p text:style-name="P10">```</text:p>
      <text:p text:style-name="P11">┌─────────────────────────────────────────────────────────────┐</text:p>
      <text:p text:style-name="P11">│ <text:span text:style-name="T9">Music Assistant Agent │</text:span></text:p>
      <text:p text:style-name="P11">│ <text:span text:style-name="T9">(Google ADK + Gemini 2.5) │</text:span></text:p>
      <text:p text:style-name="P11">└──────────────────────┬──────────────────────────────────────┘</text:p>
      <text:p text:style-name="P11">│</text:p>
      <text:p text:style-name="P11">┌──────────────┼──────────────┐</text:p>
      <text:p text:style-name="P11">│ │ │</text:p>
      <text:p text:style-name="P11">▼ ▼ ▼</text:p>
      <text:p text:style-name="P11">┌──────────────┐ ┌──────────┐ ┌─────────────┐</text:p>
      <text:p text:style-name="P11">│ <text:span text:style-name="T9">Search Tools │ │ HOMR │ │ Library │</text:span></text:p>
      <text:p text:style-name="P11">│ │ │ <text:span text:style-name="T9">(OCR) │ │ Agent │</text:span></text:p>
      <text:p text:style-name="P11"><text:soft-page-break/>│ • <text:span text:style-name="T9">PDMX CSV │ │ │ │ │</text:span></text:p>
      <text:p text:style-name="P11">│ • <text:span text:style-name="T9">Vertex AI │ │ Image→ │ │ • Caching │</text:span></text:p>
      <text:p text:style-name="P11">│ <text:span text:style-name="T9">Search │ │ MusicXML │ │ • Metadata │</text:span></text:p>
      <text:p text:style-name="P11">└──────────────┘ └──────────┘ └─────────────┘</text:p>
      <text:p text:style-name="P11">│ │ │</text:p>
      <text:p text:style-name="P11">└──────────────┼──────────────┘</text:p>
      <text:p text:style-name="P11">│</text:p>
      <text:p text:style-name="P11">▼</text:p>
      <text:p text:style-name="P11">┌────────────────┐</text:p>
      <text:p text:style-name="P11">│ <text:span text:style-name="T9">PDMX Dataset │</text:span></text:p>
      <text:p text:style-name="P11">│ <text:span text:style-name="T9">(254k pieces) │</text:span></text:p>
      <text:p text:style-name="P11">│ │</text:p>
      <text:p text:style-name="P11">│ • <text:span text:style-name="T9">MusicXML │</text:span></text:p>
      <text:p text:style-name="P11">│ • <text:span text:style-name="T9">Metadata │</text:span></text:p>
      <text:p text:style-name="P11">│ • <text:span text:style-name="T9">PDFs │</text:span></text:p>
      <text:p text:style-name="P11">└────────────────┘</text:p>
      <text:p text:style-name="P10">```</text:p>
      <text:p text:style-name="P15"/>
      <text:p text:style-name="P12">### Key Components</text:p>
      <text:p text:style-name="P15"/>
      <text:p text:style-name="P10"><text:span text:style-name="T6">1.</text:span> <text:span text:style-name="T5">**MusicAssistantAgent**</text:span> (<text:span text:style-name="T7">`agents/music_assistant.py`</text:span>)</text:p>
      <text:p text:style-name="P10"><text:span text:style-name="T6">-</text:span> Single unified agent built on Google ADK</text:p>
      <text:p text:style-name="P10"><text:span text:style-name="T6">-</text:span> Multimodal (text + image input)</text:p>
      <text:p text:style-name="P10"><text:span text:style-name="T6">-</text:span> Tool-calling capabilities</text:p>
      <text:p text:style-name="P15"/>
      <text:p text:style-name="P10"><text:span text:style-name="T6">2.</text:span> <text:span text:style-name="T5">**Search Layer**</text:span></text:p>
      <text:p text:style-name="P10"><text:span text:style-name="T6">-</text:span> <text:span text:style-name="T5">**Local Search**</text:span> (<text:span text:style-name="T7">`tools/pdmx_tool.py`</text:span>) - Fast CSV-based search (254k items)</text:p>
      <text:p text:style-name="P10"><text:span text:style-name="T6">-</text:span> <text:span text:style-name="T5">**Cloud Search**</text:span> (<text:span text:style-name="T7">`tools/vertex_search_tool.py`</text:span>) - Vertex AI Search for semantic queries</text:p>
      <text:p text:style-name="P15"/>
      <text:p text:style-name="P10"><text:span text:style-name="T6">3.</text:span> <text:span text:style-name="T5">**Digitization Pipeline**</text:span></text:p>
      <text:p text:style-name="P10"><text:span text:style-name="T6">-</text:span> <text:span text:style-name="T5">**HOMR Integration**</text:span> (<text:span text:style-name="T7">`tools/homr_tool.py`</text:span>) - Converts sheet music images to MusicXML</text:p>
      <text:p text:style-name="P10"><text:span text:style-name="T6">-</text:span> <text:span text:style-name="T5">**MusicXML Parser**</text:span> (<text:span text:style-name="T7">`tools/musicxml_parser.py`</text:span>) - Extracts structured data</text:p>
      <text:p text:style-name="P15"/>
      <text:p text:style-name="P10"><text:span text:style-name="T6">4.</text:span> <text:span text:style-name="T5">**Library Management**</text:span></text:p>
      <text:p text:style-name="P10"><text:span text:style-name="T6">-</text:span> <text:span text:style-name="T5">**LibraryAgent**</text:span> (<text:span text:style-name="T7">`agents/library_agent.py`</text:span>) - Caches converted files, manages metadata</text:p>
      <text:p text:style-name="P10"><text:span text:style-name="T6">-</text:span> <text:span text:style-name="T5">**Hash-based deduplication**</text:span> - Prevents duplicate processing</text:p>
      <text:p text:style-name="P15"/>
      <text:p text:style-name="P10"><text:span text:style-name="T6">5.</text:span> <text:span text:style-name="T5">**Data Infrastructure**</text:span></text:p>
      <text:p text:style-name="P10"><text:span text:style-name="T6">-</text:span> <text:span text:style-name="T5">**PDMX Dataset**</text:span> - 254,077 public domain pieces from MuseScore</text:p>
      <text:p text:style-name="P10"><text:span text:style-name="T6">-</text:span> <text:span text:style-name="T5">**Vertex AI Datastore**</text:span> - Cloud-based searchable index</text:p>
      <text:p text:style-name="P15"/>
      <text:p text:style-name="P10">---</text:p>
      <text:p text:style-name="P15"/>
      <text:p text:style-name="P12">## Demo</text:p>
      <text:p text:style-name="P15"/>
      <text:p text:style-name="P12">### Example 1: Finding Existing Music</text:p>
      <text:p text:style-name="P15"/>
      <text:p text:style-name="P10"><text:soft-page-break/>```bash</text:p>
      <text:p text:style-name="P10">$ <text:span text:style-name="T10">python</text:span> <text:span text:style-name="T10">app.py</text:span> <text:span text:style-name="T10">"Find Moonlight Sonata"</text:span></text:p>
      <text:p text:style-name="P15"/>
      <text:p text:style-name="P11">🎵 <text:span text:style-name="T11">Music</text:span><text:span text:style-name="T9"> </text:span><text:span text:style-name="T11">Assistant</text:span><text:span text:style-name="T9"> </text:span><text:span text:style-name="T11">Initialized</text:span></text:p>
      <text:p text:style-name="P10">Ask <text:span text:style-name="T10">me</text:span> <text:span text:style-name="T10">to</text:span> <text:span text:style-name="T10">find</text:span> <text:span text:style-name="T10">a</text:span> <text:span text:style-name="T10">piece</text:span> <text:span text:style-name="T10">of</text:span> <text:span text:style-name="T10">music,</text:span> <text:span text:style-name="T10">or</text:span> <text:span text:style-name="T10">upload</text:span> <text:span text:style-name="T10">a</text:span> <text:span text:style-name="T10">sheet</text:span> <text:span text:style-name="T10">to</text:span> <text:span text:style-name="T10">digitize.</text:span></text:p>
      <text:p text:style-name="P15"/>
      <text:p text:style-name="P10">Assistant &gt; <text:span text:style-name="T10">I</text:span> <text:span text:style-name="T10">found</text:span> <text:span text:style-name="T10">several</text:span> <text:span text:style-name="T10">versions</text:span> <text:span text:style-name="T10">of</text:span> <text:span text:style-name="T10">"Moonlight Sonata"</text:span> <text:span text:style-name="T10">in</text:span> <text:span text:style-name="T10">the</text:span> <text:span text:style-name="T10">database:</text:span></text:p>
      <text:p text:style-name="P15"/>
      <text:p text:style-name="P10">1. <text:span text:style-name="T12">**</text:span><text:span text:style-name="T10">Piano</text:span> <text:span text:style-name="T10">Sonata</text:span> <text:span text:style-name="T10">No.</text:span> <text:span text:style-name="T13">14</text:span> <text:span text:style-name="T10">"Moonlight Sonata"</text:span><text:span text:style-name="T12">**</text:span> <text:span text:style-name="T10">by</text:span> <text:span text:style-name="T10">Ludwig</text:span> <text:span text:style-name="T10">van</text:span> <text:span text:style-name="T10">Beethoven</text:span></text:p>
      <text:p text:style-name="P10">- <text:span text:style-name="T10">Rating:</text:span> <text:span text:style-name="T10">4.92/5</text:span> (1,234 <text:span text:style-name="T10">ratings</text:span>)</text:p>
      <text:p text:style-name="P10">- <text:span text:style-name="T10">Complexity:</text:span> <text:span text:style-name="T10">Advanced</text:span></text:p>
      <text:p text:style-name="P10">- <text:span text:style-name="T10">MuseScore:</text:span> <text:span text:style-name="T10">https://musescore.com/...</text:span></text:p>
      <text:p text:style-name="P10">Would <text:span text:style-name="T10">you</text:span> <text:span text:style-name="T10">like</text:span> <text:span text:style-name="T10">me</text:span> <text:span text:style-name="T10">to</text:span> <text:span text:style-name="T10">play</text:span> <text:span text:style-name="T10">this</text:span> <text:span text:style-name="T10">or</text:span> <text:span text:style-name="T10">search</text:span> <text:span text:style-name="T10">for</text:span> <text:span text:style-name="T10">a</text:span> <text:span text:style-name="T10">different</text:span> <text:span text:style-name="T10">arrangement?</text:span></text:p>
      <text:p text:style-name="P10">```</text:p>
      <text:p text:style-name="P15"/>
      <text:p text:style-name="P12">### Example 2: Uploading New Sheet Music</text:p>
      <text:p text:style-name="P15"/>
      <text:p text:style-name="P10">```bash</text:p>
      <text:p text:style-name="P10">$ <text:span text:style-name="T10">python</text:span> <text:span text:style-name="T10">app.py</text:span> <text:span text:style-name="T10">-f</text:span> <text:span text:style-name="T10">my_handwritten_score.png</text:span> <text:span text:style-name="T10">"Convert this to MusicXML"</text:span></text:p>
      <text:p text:style-name="P15"/>
      <text:p text:style-name="P11">🎵 <text:span text:style-name="T11">Music</text:span><text:span text:style-name="T9"> </text:span><text:span text:style-name="T11">Assistant</text:span><text:span text:style-name="T9"> </text:span><text:span text:style-name="T11">Initialized</text:span></text:p>
      <text:p text:style-name="P11">📎 <text:span text:style-name="T11">Uploading</text:span><text:span text:style-name="T9"> </text:span><text:span text:style-name="T11">file:</text:span><text:span text:style-name="T9"> </text:span><text:span text:style-name="T11">my_handwritten_score.png</text:span></text:p>
      <text:p text:style-name="P15"/>
      <text:p text:style-name="P10">Assistant &gt; <text:span text:style-name="T10">I</text:span> <text:span text:style-name="T10">can</text:span> <text:span text:style-name="T10">see</text:span> <text:span text:style-name="T10">your</text:span> <text:span text:style-name="T10">handwritten</text:span> <text:span text:style-name="T10">score.</text:span> <text:span text:style-name="T10">Let</text:span> <text:span text:style-name="T10">me</text:span> <text:span text:style-name="T10">convert</text:span> <text:span text:style-name="T10">it</text:span> <text:span text:style-name="T10">to</text:span> <text:span text:style-name="T10">MusicXML...</text:span></text:p>
      <text:p text:style-name="P15"/>
      <text:p text:style-name="P10">[Calling convert_image_to_musicxml...]</text:p>
      <text:p text:style-name="P11">✓ <text:span text:style-name="T11">Conversion</text:span><text:span text:style-name="T9"> </text:span><text:span text:style-name="T11">complete:</text:span><text:span text:style-name="T9"> </text:span><text:span text:style-name="T11">my_handwritten_score.musicxml</text:span></text:p>
      <text:p text:style-name="P15"/>
      <text:p text:style-name="P10">I<text:span text:style-name="T10">'ve extracted:</text:span></text:p>
      <text:p text:style-name="P14">- Title: "Waltz in A Minor"</text:p>
      <text:p text:style-name="P14">- Time Signature: 3/4</text:p>
      <text:p text:style-name="P14">- Key: A minor</text:p>
      <text:p text:style-name="P14">- 32 measures</text:p>
      <text:p text:style-name="P15"/>
      <text:p text:style-name="P14">Would you like me to add this to your library?</text:p>
      <text:p text:style-name="P10">```</text:p>
      <text:p text:style-name="P15"/>
      <text:p text:style-name="P12">### Example 3: Interactive Session</text:p>
      <text:p text:style-name="P15"/>
      <text:p text:style-name="P10">```bash</text:p>
      <text:p text:style-name="P10">$ <text:span text:style-name="T10">python</text:span> <text:span text:style-name="T10">app.py</text:span> <text:span text:style-name="T10">-i</text:span></text:p>
      <text:p text:style-name="P15"/>
      <text:p text:style-name="P11">🎵 <text:span text:style-name="T11">Music</text:span><text:span text:style-name="T9"> </text:span><text:span text:style-name="T11">Assistant</text:span><text:span text:style-name="T9"> </text:span><text:span text:style-name="T11">Initialized</text:span></text:p>
      <text:p text:style-name="P10">In <text:span text:style-name="T10">interactive</text:span> <text:span text:style-name="T10">mode,</text:span> <text:span text:style-name="T10">type</text:span> <text:span text:style-name="T10">'upload &lt;filepath&gt;'</text:span> <text:span text:style-name="T10">to</text:span> <text:span text:style-name="T10">upload</text:span> <text:span text:style-name="T10">an</text:span> <text:span text:style-name="T10">image.</text:span></text:p>
      <text:p text:style-name="P15"/>
      <text:p text:style-name="P10">User &gt; <text:span text:style-name="T10">Find</text:span> <text:span text:style-name="T10">Clair</text:span> <text:span text:style-name="T10">de</text:span> <text:span text:style-name="T10">Lune</text:span></text:p>
      <text:p text:style-name="P10">Assistant &gt; <text:span text:style-name="T10">Found</text:span> <text:span text:style-name="T10">"Clair de Lune"</text:span> <text:span text:style-name="T10">by</text:span> <text:span text:style-name="T10">Claude</text:span> <text:span text:style-name="T10">Debussy...</text:span></text:p>
      <text:p text:style-name="P15"><text:soft-page-break/></text:p>
      <text:p text:style-name="P10">User &gt; <text:span text:style-name="T10">upload</text:span> <text:span text:style-name="T10">rare_piece.png</text:span></text:p>
      <text:p text:style-name="P11">📎 <text:span text:style-name="T11">Uploading</text:span><text:span text:style-name="T9"> </text:span><text:span text:style-name="T11">file:</text:span><text:span text:style-name="T9"> </text:span><text:span text:style-name="T11">rare_piece.png</text:span></text:p>
      <text:p text:style-name="P10">Assistant &gt; <text:span text:style-name="T10">Converting</text:span> <text:span text:style-name="T10">your</text:span> <text:span text:style-name="T10">sheet</text:span> <text:span text:style-name="T10">music...</text:span></text:p>
      <text:p text:style-name="P15"/>
      <text:p text:style-name="P10">User &gt; <text:span text:style-name="T10">exit</text:span></text:p>
      <text:p text:style-name="P10">```</text:p>
      <text:p text:style-name="P15"/>
      <text:p text:style-name="P10">---</text:p>
      <text:p text:style-name="P15"/>
      <text:p text:style-name="P12">## The Build</text:p>
      <text:p text:style-name="P15"/>
      <text:p text:style-name="P12">### Technologies Used</text:p>
      <text:p text:style-name="P15"/>
      <text:p text:style-name="P12">#### Core Framework</text:p>
      <text:p text:style-name="P10"><text:span text:style-name="T6">-</text:span> <text:span text:style-name="T5">**Google ADK (Agent Development Kit)**</text:span> - Agent orchestration, tool calling, session management</text:p>
      <text:p text:style-name="P10"><text:span text:style-name="T6">-</text:span> <text:span text:style-name="T5">**Gemini 2.5 Flash**</text:span> - Multimodal LLM (text + vision)</text:p>
      <text:p text:style-name="P10"><text:span text:style-name="T6">-</text:span> <text:span text:style-name="T5">**Python 3.10**</text:span> - Primary language</text:p>
      <text:p text:style-name="P15"/>
      <text:p text:style-name="P12">#### Data &amp; Search</text:p>
      <text:p text:style-name="P10"><text:span text:style-name="T6">-</text:span> <text:span text:style-name="T5">**PDMX Dataset**</text:span> - 254k public domain MusicXML files from Zenodo</text:p>
      <text:p text:style-name="P10"><text:span text:style-name="T6">-</text:span> <text:span text:style-name="T5">**Pandas/CSV**</text:span> - Local search index (225MB CSV)</text:p>
      <text:p text:style-name="P10"><text:span text:style-name="T6">-</text:span> <text:span text:style-name="T5">**Vertex AI Search**</text:span> - Cloud-based semantic search (optional)</text:p>
      <text:p text:style-name="P10"><text:span text:style-name="T6">-</text:span> <text:span text:style-name="T5">**Google Cloud Storage**</text:span> - Data hosting</text:p>
      <text:p text:style-name="P15"/>
      <text:p text:style-name="P12">#### Computer Vision &amp; Parsing</text:p>
      <text:p text:style-name="P10"><text:span text:style-name="T6">-</text:span> <text:span text:style-name="T5">**HOMR**</text:span> - Handwritten Optical Music Recognition (external repo)</text:p>
      <text:p text:style-name="P10"><text:span text:style-name="T6">-</text:span> <text:span text:style-name="T5">**MusicXML**</text:span> - Standard music notation format</text:p>
      <text:p text:style-name="P10"><text:span text:style-name="T6">-</text:span> <text:span text:style-name="T5">**OpenCV**</text:span> (via HOMR) - Image processing</text:p>
      <text:p text:style-name="P15"/>
      <text:p text:style-name="P12">#### Infrastructure</text:p>
      <text:p text:style-name="P10"><text:span text:style-name="T6">-</text:span> <text:span text:style-name="T5">**Poetry**</text:span> - Dependency management</text:p>
      <text:p text:style-name="P10"><text:span text:style-name="T6">-</text:span> <text:span text:style-name="T5">**dotenv**</text:span> - Environment configuration</text:p>
      <text:p text:style-name="P10"><text:span text:style-name="T6">-</text:span> <text:span text:style-name="T5">**subprocess**</text:span> - HOMR integration</text:p>
      <text:p text:style-name="P15"/>
      <text:p text:style-name="P12">### Development Process</text:p>
      <text:p text:style-name="P15"/>
      <text:p text:style-name="P10"><text:span text:style-name="T6">1.</text:span> <text:span text:style-name="T5">**Data Acquisition**</text:span> (Day 1)</text:p>
      <text:p text:style-name="P10"><text:span text:style-name="T6">-</text:span> Downloaded PDMX dataset (4GB compressed)</text:p>
      <text:p text:style-name="P10"><text:span text:style-name="T6">-</text:span> Explored CSV structure and metadata</text:p>
      <text:p text:style-name="P10"><text:span text:style-name="T6">-</text:span> Built local search tool</text:p>
      <text:p text:style-name="P15"/>
      <text:p text:style-name="P10"><text:span text:style-name="T6">2.</text:span> <text:span text:style-name="T5">**Agent Architecture**</text:span> (Day 2)</text:p>
      <text:p text:style-name="P10"><text:span text:style-name="T6">-</text:span> Started with multi-agent design (ExtractionAgent, LibraryAgent, ValidationAgent)</text:p>
      <text:p text:style-name="P10"><text:span text:style-name="T6">-</text:span> Simplified to single MusicAssistantAgent</text:p>
      <text:p text:style-name="P10"><text:span text:style-name="T6">-</text:span> Integrated ADK Runner and session management</text:p>
      <text:p text:style-name="P15"><text:soft-page-break/></text:p>
      <text:p text:style-name="P10"><text:span text:style-name="T6">3.</text:span> <text:span text:style-name="T5">**Tool Integration**</text:span> (Day 3)</text:p>
      <text:p text:style-name="P10"><text:span text:style-name="T6">-</text:span> Connected HOMR for image→MusicXML conversion</text:p>
      <text:p text:style-name="P10"><text:span text:style-name="T6">-</text:span> Built MusicXML parser</text:p>
      <text:p text:style-name="P10"><text:span text:style-name="T6">-</text:span> Added multimodal file upload</text:p>
      <text:p text:style-name="P15"/>
      <text:p text:style-name="P10"><text:span text:style-name="T6">4.</text:span> <text:span text:style-name="T5">**Cloud Infrastructure**</text:span> (Day 4)</text:p>
      <text:p text:style-name="P10"><text:span text:style-name="T6">-</text:span> Set up Vertex AI Search datastore</text:p>
      <text:p text:style-name="P10"><text:span text:style-name="T6">-</text:span> Implemented cloud search tool</text:p>
      <text:p text:style-name="P10"><text:span text:style-name="T6">-</text:span> Imported sample data to GCS</text:p>
      <text:p text:style-name="P15"/>
      <text:p text:style-name="P12">### Key Challenges &amp; Solutions</text:p>
      <text:p text:style-name="P15"/>
      <text:p text:style-name="P10">| Challenge | Solution |</text:p>
      <text:p text:style-name="P10">|-----------|----------|</text:p>
      <text:p text:style-name="P10">| <text:span text:style-name="T5">**ADK API complexity**</text:span> | Studied docs, used <text:span text:style-name="T7">`inspect`</text:span> to discover method signatures |</text:p>
      <text:p text:style-name="P10">| <text:span text:style-name="T5">**HOMR integration**</text:span> | Wrapped as subprocess tool with timeout handling |</text:p>
      <text:p text:style-name="P10">| <text:span text:style-name="T5">**Large dataset (4GB)**</text:span> | CSV-based local search + optional cloud search |</text:p>
      <text:p text:style-name="P10">| <text:span text:style-name="T5">**Multimodal input**</text:span> | Used <text:span text:style-name="T7">`google.genai.types.Blob`</text:span> for inline image data |</text:p>
      <text:p text:style-name="P10">| <text:span text:style-name="T5">**Session management**</text:span> | Implemented proper ADK Runner with InMemorySessionService |</text:p>
      <text:p text:style-name="P15"/>
      <text:p text:style-name="P10">---</text:p>
      <text:p text:style-name="P15"/>
      <text:p text:style-name="P12">## If I Had More Time, This Is What I'd Do</text:p>
      <text:p text:style-name="P15"/>
      <text:p text:style-name="P10"><text:span text:style-name="T8">### 1. </text:span><text:span text:style-name="T5">**Enhanced Search Capabilities**</text:span><text:span text:style-name="T7"> </text:span><text:span text:style-name="T8">(1 week)</text:span></text:p>
      <text:p text:style-name="P10"><text:span text:style-name="T6">-</text:span> [ ] <text:span text:style-name="T5">**Semantic search**</text:span> - "Find a sad piano piece" → search by mood/genre</text:p>
      <text:p text:style-name="P10"><text:span text:style-name="T6">-</text:span> [ ] <text:span text:style-name="T5">**Audio similarity**</text:span> - Upload a recording → find matching sheet music</text:p>
      <text:p text:style-name="P10"><text:span text:style-name="T6">-</text:span> [ ] <text:span text:style-name="T5">**Fuzzy matching**</text:span> - Handle typos and variations in piece names</text:p>
      <text:p text:style-name="P15"/>
      <text:p text:style-name="P10"><text:span text:style-name="T8">### 2. </text:span><text:span text:style-name="T5">**Improved HOMR Integration**</text:span><text:span text:style-name="T7"> </text:span><text:span text:style-name="T8">(3 days)</text:span></text:p>
      <text:p text:style-name="P10"><text:span text:style-name="T6">-</text:span> [ ] <text:span text:style-name="T5">**Batch processing**</text:span> - Convert multiple pages at once</text:p>
      <text:p text:style-name="P10"><text:span text:style-name="T6">-</text:span> [ ] <text:span text:style-name="T5">**Error correction**</text:span> - Human-in-the-loop to fix OCR mistakes</text:p>
      <text:p text:style-name="P10"><text:span text:style-name="T6">-</text:span> [ ] <text:span text:style-name="T5">**Confidence scores**</text:span> - Show which parts of the conversion are uncertain</text:p>
      <text:p text:style-name="P15"/>
      <text:p text:style-name="P10"><text:span text:style-name="T8">### 3. </text:span><text:span text:style-name="T5">**Playback &amp; Audio**</text:span><text:span text:style-name="T7"> </text:span><text:span text:style-name="T8">(1 week)</text:span></text:p>
      <text:p text:style-name="P10"><text:span text:style-name="T6">-</text:span> [ ] <text:span text:style-name="T5">**MIDI generation**</text:span> - Convert MusicXML → MIDI for playback</text:p>
      <text:p text:style-name="P10"><text:span text:style-name="T6">-</text:span> [ ] <text:span text:style-name="T5">**Audio synthesis**</text:span> - Generate realistic piano audio</text:p>
      <text:p text:style-name="P10"><text:span text:style-name="T6">-</text:span> [ ] <text:span text:style-name="T5">**MuseScore integration**</text:span> - Directly open pieces in MuseScore</text:p>
      <text:p text:style-name="P15"/>
      <text:p text:style-name="P10"><text:span text:style-name="T8">### 4. </text:span><text:span text:style-name="T5">**User Experience**</text:span><text:span text:style-name="T7"> </text:span><text:span text:style-name="T8">(1 week)</text:span></text:p>
      <text:p text:style-name="P10"><text:span text:style-name="T6">-</text:span> [ ] <text:span text:style-name="T5">**Web UI**</text:span> - React frontend with drag-drop upload</text:p>
      <text:p text:style-name="P10"><text:span text:style-name="T6">-</text:span> [ ] <text:span text:style-name="T5">**Real-time streaming**</text:span> - Show conversion progress</text:p>
      <text:p text:style-name="P10"><text:span text:style-name="T6">-</text:span> [ ] <text:span text:style-name="T5">**Music notation rendering**</text:span> - Display sheet music in browser</text:p>
      <text:p text:style-name="P15"/>
      <text:p text:style-name="P10"><text:span text:style-name="T8">### 5. </text:span><text:span text:style-name="T5">**Advanced Features**</text:span><text:span text:style-name="T7"> </text:span><text:span text:style-name="T8">(2 weeks)</text:span></text:p>
      <text:p text:style-name="P10"><text:soft-page-break/><text:span text:style-name="T6">-</text:span> [ ] <text:span text:style-name="T5">**Collaborative library**</text:span> - Share collections with other users</text:p>
      <text:p text:style-name="P10"><text:span text:style-name="T6">-</text:span> [ ] <text:span text:style-name="T5">**Version control**</text:span> - Track edits and corrections over time</text:p>
      <text:p text:style-name="P10"><text:span text:style-name="T6">-</text:span> [ ] <text:span text:style-name="T5">**Transposition tool**</text:span> - Change key signatures automatically</text:p>
      <text:p text:style-name="P10"><text:span text:style-name="T6">-</text:span> [ ] <text:span text:style-name="T5">**Practice mode**</text:span> - Slow down tempo, loop sections</text:p>
      <text:p text:style-name="P15"/>
      <text:p text:style-name="P10"><text:span text:style-name="T8">### 6. </text:span><text:span text:style-name="T5">**Production Readiness**</text:span><text:span text:style-name="T7"> </text:span><text:span text:style-name="T8">(1 week)</text:span></text:p>
      <text:p text:style-name="P10"><text:span text:style-name="T6">-</text:span> [ ] <text:span text:style-name="T5">**Authentication**</text:span> - User accounts and permissions</text:p>
      <text:p text:style-name="P10"><text:span text:style-name="T6">-</text:span> [ ] <text:span text:style-name="T5">**Rate limiting**</text:span> - Prevent abuse of HOMR/search</text:p>
      <text:p text:style-name="P10"><text:span text:style-name="T6">-</text:span> [ ] <text:span text:style-name="T5">**Monitoring**</text:span> - Track usage, errors, performance</text:p>
      <text:p text:style-name="P10"><text:span text:style-name="T6">-</text:span> [ ] <text:span text:style-name="T5">**Deployment**</text:span> - Containerize and deploy to Cloud Run</text:p>
      <text:p text:style-name="P15"/>
      <text:p text:style-name="P10"><text:span text:style-name="T8">### 7. </text:span><text:span text:style-name="T5">**Data Quality**</text:span><text:span text:style-name="T7"> </text:span><text:span text:style-name="T8">(Ongoing)</text:span></text:p>
      <text:p text:style-name="P10"><text:span text:style-name="T6">-</text:span> [ ] <text:span text:style-name="T5">**Full PDMX import**</text:span> - Process all 254k pieces (currently sampled)</text:p>
      <text:p text:style-name="P10"><text:span text:style-name="T6">-</text:span> [ ] <text:span text:style-name="T5">**Metadata enrichment**</text:span> - Add genre tags, difficulty ratings</text:p>
      <text:p text:style-name="P10"><text:span text:style-name="T6">-</text:span> [ ] <text:span text:style-name="T5">**Deduplication**</text:span> - Merge duplicate arrangements</text:p>
      <text:p text:style-name="P15"/>
      <text:p text:style-name="P10">---</text:p>
      <text:p text:style-name="P15"/>
      <text:p text:style-name="P12">## Conclusion</text:p>
      <text:p text:style-name="P15"/>
      <text:p text:style-name="P10">This project demonstrates how <text:span text:style-name="T5">**agents**</text:span> can solve complex, multi-step problems that require:</text:p>
      <text:p text:style-name="P10"><text:span text:style-name="T6">-</text:span> <text:span text:style-name="T5">**Reasoning**</text:span> (search → not found → suggest upload)</text:p>
      <text:p text:style-name="P10"><text:span text:style-name="T6">-</text:span> <text:span text:style-name="T5">**Tool orchestration**</text:span> (search, OCR, file management)</text:p>
      <text:p text:style-name="P10"><text:span text:style-name="T6">-</text:span> <text:span text:style-name="T5">**Multimodal understanding**</text:span> (text + images)</text:p>
      <text:p text:style-name="P10"><text:span text:style-name="T6">-</text:span> <text:span text:style-name="T5">**Human collaboration**</text:span> (confirmations, corrections)</text:p>
      <text:p text:style-name="P15"/>
      <text:p text:style-name="P10">The Music Assistant makes sheet music <text:span text:style-name="T5">**discoverable, accessible, and digitizable**</text:span> for musicians worldwide.</text:p>
      <text:p text:style-name="P15"/>
      <text:p text:style-name="P10"/>
      <text:p text:style-name="P10"/>
      <text:p text:style-name="P7"/>
      <text:p text:style-name="P7"/>
      <text:p text:style-name="P7">Problem Statement</text:p>
      <text:p text:style-name="P7">Musicians face fragmented sheet music discovery, time-consuming manual transcription, and lack of intelligent search across 250k+ public domain pieces.</text:p>
      <text:p text:style-name="P7"/>
      <text:p text:style-name="P7">Why Agents?</text:p>
      <text:p text:style-name="P7">Agents are perfect because this requires:</text:p>
      <text:p text:style-name="P7"/>
      <text:p text:style-name="P7">Multi-step reasoning (search → not found → suggest upload → convert)</text:p>
      <text:p text:style-name="P7">Tool orchestration (search, HOMR OCR, file management)</text:p>
      <text:p text:style-name="P7">Context awareness (remembers conversation state)</text:p>
      <text:p text:style-name="P7">Human-in-the-loop (confirmations before actions)</text:p>
      <text:p text:style-name="P7"/>
      <text:p text:style-name="P7"/>
      <text:p text:style-name="P7">Music Assistant Agent (ADK + Gemini)</text:p>
      <text:p text:style-name="P7"><text:soft-page-break/><text:s text:c="4"/>↓</text:p>
      <text:p text:style-name="P7">Search Tools + HOMR (OCR) + Library Agent</text:p>
      <text:p text:style-name="P7"><text:s text:c="4"/>↓</text:p>
      <text:p text:style-name="P7">PDMX Dataset (254k pieces)</text:p>
      <text:p text:style-name="P7"/>
      <text:p text:style-name="P7">Demo Examples</text:p>
      <text:p text:style-name="P7">Finding existing music: python app.py "Find Moonlight Sonata"</text:p>
      <text:p text:style-name="P7">Uploading new sheets: python app.py -f score.png "Convert this"</text:p>
      <text:p text:style-name="P7">Interactive mode: python app.py -i</text:p>
      <text:p text:style-name="P7"/>
      <text:p text:style-name="P7"/>
      <text:p text:style-name="P7">Future Enhancements</text:p>
      <text:p text:style-name="P7">Semantic search ("find a sad piano piece")</text:p>
      <text:p text:style-name="P7">MIDI playback</text:p>
      <text:p text:style-name="P7">Web UI with drag-drop</text:p>
      <text:p text:style-name="P7">Collaborative libraries</text:p>
      <text:p text:style-name="P7">Full 254k dataset import</text:p>
      <text:p text:style-name="P7"/>
      <text:p text:style-name="P7">upload /home/ness/nesspectrum/codes/gc/sheet-reader-agent/resources/p1.p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09:47:09.373826767</meta:creation-date>
    <dc:date>2025-11-27T12:33:31.659652759</dc:date>
    <meta:editing-duration>PT26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9" meta:paragraph-count="264" meta:word-count="1841" meta:character-count="12126" meta:non-whitespace-character-count="10417"/>
  </office:meta>
</office:document-meta>
</file>